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3fd77" officeooo:paragraph-rsid="0007c63c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3fd77" officeooo:paragraph-rsid="0007c63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3fd77" officeooo:paragraph-rsid="0003fd77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3fd77" officeooo:paragraph-rsid="0003fd77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weight="bold" officeooo:rsid="0007c63c" officeooo:paragraph-rsid="0007c63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07c63c" officeooo:paragraph-rsid="0007c63c" style:font-weight-asian="bold" style:font-weight-complex="bold"/>
    </style:style>
    <style:style style:name="P9" style:family="paragraph" style:parent-style-name="Standard">
      <style:text-properties style:font-name="Times New Roman" fo:font-weight="bold" officeooo:rsid="0007c63c" officeooo:paragraph-rsid="0007c63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069e23" officeooo:paragraph-rsid="00069e2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aca55" officeooo:paragraph-rsid="000aca5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6" style:family="paragraph" style:parent-style-name="Standard">
      <style:text-properties style:font-name="Times New Roman" officeooo:paragraph-rsid="0007c63c"/>
    </style:style>
    <style:style style:name="P17" style:family="paragraph" style:parent-style-name="Standard">
      <style:text-properties style:font-name="Times New Roman" officeooo:rsid="0007c63c" officeooo:paragraph-rsid="0007c63c"/>
    </style:style>
    <style:style style:name="P18" style:family="paragraph" style:parent-style-name="Standard">
      <style:paragraph-properties fo:text-align="start" style:justify-single-word="false"/>
      <style:text-properties style:font-name="Times New Roman" officeooo:rsid="00069e23" officeooo:paragraph-rsid="0007c63c"/>
    </style:style>
    <style:style style:name="P19" style:family="paragraph" style:parent-style-name="Standard">
      <style:text-properties style:font-name="Times New Roman" officeooo:rsid="00069e23" officeooo:paragraph-rsid="00069e23"/>
    </style:style>
    <style:style style:name="P20" style:family="paragraph" style:parent-style-name="Standard">
      <style:text-properties style:font-name="Times New Roman" officeooo:rsid="00069e23" officeooo:paragraph-rsid="0007c63c"/>
    </style:style>
    <style:style style:name="P21" style:family="paragraph" style:parent-style-name="Standard">
      <style:text-properties style:font-name="Times New Roman" fo:font-weight="normal" officeooo:rsid="0007c63c" officeooo:paragraph-rsid="0007c63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weight="normal" officeooo:rsid="000aca55" officeooo:paragraph-rsid="000aca5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weight="normal" officeooo:rsid="000ba88b" officeooo:paragraph-rsid="000ba88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normal" officeooo:rsid="00115689" officeooo:paragraph-rsid="0011568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347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fb50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23471" officeooo:paragraph-rsid="00123471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366f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958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fb5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958b" officeooo:paragraph-rsid="0012958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12958b" officeooo:paragraph-rsid="0012958b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c63c" style:font-weight-asian="bold" style:font-weight-complex="bold"/>
    </style:style>
    <style:style style:name="T4" style:family="text">
      <style:text-properties officeooo:rsid="0007c63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63c" style:font-weight-asian="normal" style:font-weight-complex="normal"/>
    </style:style>
    <style:style style:name="T7" style:family="text">
      <style:text-properties officeooo:rsid="000ba88b"/>
    </style:style>
    <style:style style:name="T8" style:family="text">
      <style:text-properties officeooo:rsid="00069e23"/>
    </style:style>
    <style:style style:name="T9" style:family="text">
      <style:text-properties officeooo:rsid="00115689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123471" style:font-weight-asian="normal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officeooo:rsid="0012958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5">FileReader</text:p>
      <text:p text:style-name="P2"/>
      <text:p text:style-name="P3">Para leer archivos se utiliza esta clase. </text:p>
      <text:p text:style-name="P3">Su <text:span text:style-name="T2">constructor </text:span>recibe como parámetro un String </text:p>
      <text:p text:style-name="P4"/>
      <text:p text:style-name="P4"><text:tab/>FileReader (String nombreFichero.extension)</text:p>
      <text:p text:style-name="P4"/>
      <text:p text:style-name="P4">Si el archivo está fuera de la carpeta del proyecto, hay que poner su ruta <text:span text:style-name="T4">absoluta.</text:span></text:p>
      <text:p text:style-name="P4"/>
      <text:p text:style-name="P4"><text:span text:style-name="T2">IOException </text:span>→ es la excepción a controlar cuando se trabaja con ficheros.</text:p>
      <text:p text:style-name="P4"/>
      <text:p text:style-name="P6">Métodos más importantes de la clase FileReader.</text:p>
      <text:p text:style-name="P6"/>
      <text:p text:style-name="P4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4"/>
      <text:p text:style-name="P4"><text:span text:style-name="T2">void close() </text:span>→ Cierra el fichero.</text:p>
      <text:p text:style-name="P1"/>
      <text:p text:style-name="P1"/>
      <text:p text:style-name="P7">BufferedReader</text:p>
      <text:p text:style-name="P8"/>
      <text:p text:style-name="P16"><text:span text:style-name="T8">Para leer archivos más rápido </text:span><text:span text:style-name="T4">se utiliza un Búffer.</text:span></text:p>
      <text:p text:style-name="P17"/>
      <text:p text:style-name="P16"><text:span text:style-name="T4">Su </text:span><text:span text:style-name="T3">constructor</text:span><text:span text:style-name="T4"> recibe por parámetro un objeto FileReader.</text:span></text:p>
      <text:p text:style-name="P18"><text:tab/><text:tab/></text:p>
      <text:p text:style-name="P18"><text:tab/><text:tab/>BufferedReader (FileReader nombre).</text:p>
      <text:p text:style-name="P19"/>
      <text:p text:style-name="P19"/>
      <text:p text:style-name="P10">Métodos <text:span text:style-name="T4">más importantes </text:span>de BufferedReader.</text:p>
      <text:p text:style-name="P19"/>
      <text:p text:style-name="P20"><text:span text:style-name="T2">int read() </text:span>→ <text:span text:style-name="T4">Lee el fichero carácter a carácter. </text:span><text:span text:style-name="T1">Devuelve el valor unicode del carácter que ha leido. Cuando ya no hay más caracteres, devuelve -1.</text:span></text:p>
      <text:p text:style-name="P19"/>
      <text:p text:style-name="P19"><text:span text:style-name="T2">String readLine() </text:span><text:span text:style-name="T5">→ </text:span><text:span text:style-name="T6">Lee el fichero línea a línea. Devuelve cada línea en un String. Cuando ya no hay más líneas en el fichero, devuelve null.</text:span></text:p>
      <text:p text:style-name="P19"/>
      <text:p text:style-name="P9">void close() <text:span text:style-name="T5">→ cierra el búffer.</text:span></text:p>
      <text:p text:style-name="P21"/>
      <text:p text:style-name="P21"/>
      <text:p text:style-name="P11">Tokens</text:p>
      <text:p text:style-name="P11"/>
      <text:p text:style-name="P22">Sirve para utilizar Scanner junto a un Búffer <text:span text:style-name="T7">o un FileReader</text:span> para tratar los datos de un archivo.</text:p>
      <text:p text:style-name="P22"/>
      <text:p text:style-name="P23">Cada token está separado por un <text:span text:style-name="T2">carácter blanco</text:span> (espacio, tabulador, salto de línea, etc.)</text:p>
      <text:p text:style-name="P23"/>
      <text:p text:style-name="P22">Ver ejemplo en Tokens/Ejercicio<text:span text:style-name="T7">2</text:span></text:p>
      <text:p text:style-name="P22"/>
      <text:p text:style-name="P12"/>
      <text:p text:style-name="P12">Métodos para tratar con tokens</text:p>
      <text:p text:style-name="P13">boolean sc.hasNextInt()</text:p>
      <text:p text:style-name="P13">boolean sc.hasNextDouble() … <text:span text:style-name="T5">→ comprueba si el siguiente token es del tipo <text:tab/><text:tab/><text:tab/><text:tab/><text:tab/> <text:s/>indicado.</text:span></text:p>
      <text:p text:style-name="P23"><text:tab/><text:tab/><text:tab/><text:tab/><text:tab/> <text:s/>Esto es útil para ponerlo dentro de un if.</text:p>
      <text:p text:style-name="P23"><text:tab/><text:tab/><text:tab/><text:tab/><text:tab/> <text:s/>(Si el siguiente token es de tipo entero, <text:tab/><text:tab/><text:tab/><text:tab/><text:tab/><text:tab/> <text:s/>súmalo en el sumatorio, por ejemplo).</text:p>
      <text:p text:style-name="P23"/>
      <text:p text:style-name="P23"/>
      <text:p text:style-name="P14"/>
      <text:p text:style-name="P14">FileWriter</text:p>
      <text:p text:style-name="P14"/>
      <text:p text:style-name="P24">Tiene <text:span text:style-name="T2">dos constructores.</text:span></text:p>
      <text:p text:style-name="P15"/>
      <text:p text:style-name="P24"><text:span text:style-name="T2"><text:tab/></text:span>FileWriter(String nombreArchivo) → Si no existe el archivo, lo crea <text:span text:style-name="T9">de 0.</text:span></text:p>
      <text:p text:style-name="P24"/>
      <text:p text:style-name="P24"><text:tab/>FileWriter(String nombreArchivo, boolean append) → Si existe el archivo, añade al final <text:span text:style-name="T9">del <text:tab/>mismo lo que vayamos a escribir.</text:span></text:p>
      <text:p text:style-name="P24"/>
      <text:p text:style-name="P25"/>
      <text:p text:style-name="P25"/>
      <text:p text:style-name="P24"/>
      <text:p text:style-name="P24"/>
      <text:p text:style-name="P14"><text:soft-page-break/>BufferedWriter</text:p>
      <text:p text:style-name="P15">Métodos más importantes.</text:p>
      <text:p text:style-name="P15"/>
      <text:p text:style-name="P24"><text:span text:style-name="T2">void write (int carácter) </text:span>→ Escribe el carácter correspondiente al número del carácter en Unicode.</text:p>
      <text:p text:style-name="P24"/>
      <text:p text:style-name="P24"><text:span text:style-name="T2">void write (String cad) </text:span>→<text:tab/>Escribe la cadena.</text:p>
      <text:p text:style-name="P24"/>
      <text:p text:style-name="P24"><text:span text:style-name="T2">void newLine() </text:span>→<text:tab/><text:tab/>Escribe un salto de línea.</text:p>
      <text:p text:style-name="P24"/>
      <text:p text:style-name="P24"><text:span text:style-name="T2">void flush() </text:span>→ <text:tab/><text:tab/>Vacía el búffer.</text:p>
      <text:p text:style-name="P24"/>
      <text:p text:style-name="P24"><text:span text:style-name="T2">void close()<text:tab/></text:span>→ <text:tab/><text:tab/>Vacía el búffer y después lo cierra.</text:p>
      <text:p text:style-name="P24"/>
      <text:p text:style-name="P24"/>
      <text:p text:style-name="P24"/>
      <text:p text:style-name="P24"/>
      <text:p text:style-name="P29">TRABAJAR CON XML DESDE JAVA</text:p>
      <text:p text:style-name="P26"/>
      <text:p text:style-name="P26"/>
      <text:p text:style-name="P27">Para trabaja<text:span text:style-name="T13">r</text:span> con XML:</text:p>
      <text:p text:style-name="P27"/>
      <text:list xml:id="list1478518192" text:style-name="L1">
        <text:list-item>
          <text:p text:style-name="P30">Java obliga a poner el constructor por defecto (sin parámetros) de la clase.</text:p>
        </text:list-item>
      </text:list>
      <text:p text:style-name="P27"/>
      <text:list xml:id="list170505290538543" text:continue-numbering="true" text:style-name="L1">
        <text:list-item>
          <text:p text:style-name="P40"><text:span text:style-name="T11">H</text:span><text:span text:style-name="T10">ay que añadir la </text:span><text:span text:style-name="T12">biblioteca JAXB</text:span><text:span text:style-name="T10"> (en librería, click derecho, add library JAXB).</text:span></text:p>
        </text:list-item>
      </text:list>
      <text:p text:style-name="P36"/>
      <text:list xml:id="list170505664617511" text:continue-numbering="true" text:style-name="L1">
        <text:list-item>
          <text:p text:style-name="P40"><text:span text:style-name="T10">Hay que importar el paquete </text:span><text:span text:style-name="T12">java.xml.bind.annotation.*;</text:span></text:p>
        </text:list-item>
      </text:list>
      <text:p text:style-name="P26"/>
      <text:p text:style-name="P26"/>
      <text:p text:style-name="P26">La conversión de Java a XML se llama <text:span text:style-name="T2">Marshalling</text:span> (agrupar)</text:p>
      <text:p text:style-name="P26"/>
      <text:p text:style-name="P26">La conversión de XML a JAVA se llama <text:span text:style-name="T2">Unmarshalling</text:span> (desagrupar).</text:p>
      <text:p text:style-name="P26"/>
      <text:p text:style-name="P26"/>
      <text:p text:style-name="P37">Anotaciones más importantes.</text:p>
      <text:p text:style-name="P37"/>
      <text:p text:style-name="P33">@XmlRootElement(name = "elementoRaizXML") → Define el elemento raiz del XML</text:p>
      <text:p text:style-name="P33"/>
      <text:p text:style-name="P33">@XmlType(propOrder = {"identificacion", "nomb", "dir", "fec"}) → Define el orden de los <text:tab/><text:tab/><text:tab/><text:tab/><text:tab/><text:tab/><text:tab/><text:tab/><text:tab/><text:tab/> <text:s text:c="3"/>atributos de la clase.</text:p>
      <text:p text:style-name="P33"/>
      <text:p text:style-name="P33">@XmlAccessorType(XmlAccessType.FIELD) → Define el tipo de acceso que tendrá el XML al <text:tab/><text:tab/><text:tab/><text:tab/><text:tab/><text:tab/><text:tab/>programa.</text:p>
      <text:p text:style-name="P34"/>
      <text:p text:style-name="P28">FIELD → Coge los valores directamente de los atributos aunque sean privados.</text:p>
      <text:p text:style-name="P28"/>
      <text:p text:style-name="P28">PROPERTY → Coge los valores de los Getter y los Setters</text:p>
      <text:p text:style-name="P28"/>
      <text:p text:style-name="P28">PUBLIC_MEMBER → Coge los valores de los atributos públicos o de los getter y los</text:p>
      <text:p text:style-name="P28"><text:tab/><text:tab/><text:tab/>setter si son privados.</text:p>
      <text:p text:style-name="P28"/>
      <text:p text:style-name="P28"/>
      <text:p text:style-name="P28"/>
      <text:p text:style-name="P37"><text:soft-page-break/>En el main</text:p>
      <text:p text:style-name="P37"/>
      <text:p text:style-name="P33">1. Crear un <text:span text:style-name="T2">contexto</text:span>:</text:p>
      <text:p text:style-name="P33"/>
      <text:p text:style-name="P33">JAXBContext contexto = new JAXBContext.newInstance(Clase.class)</text:p>
      <text:p text:style-name="P33"/>
      <text:p text:style-name="P33"/>
      <text:p text:style-name="P33">2. Crear un <text:span text:style-name="T2">Unmarshaller </text:span>o un <text:span text:style-name="T2">Marshaller:</text:span></text:p>
      <text:p text:style-name="P33"/>
      <text:list xml:id="list1230352318" text:style-name="L2">
        <text:list-header>
          <text:p text:style-name="P38"/>
        </text:list-header>
        <text:list-item>
          <text:p text:style-name="P38">Unmarshaller.</text:p>
        </text:list-item>
      </text:list>
      <text:p text:style-name="P37"/>
      <text:p text:style-name="P33">Socio s = (Socio) um.unmarshal(new FileReader("socio.xml"));</text:p>
      <text:p text:style-name="P33"/>
      <text:p text:style-name="P33">System.out.println(s);</text:p>
      <text:p text:style-name="P33"/>
      <text:p text:style-name="P37"/>
      <text:list xml:id="list2919318636" text:style-name="L3">
        <text:list-item>
          <text:p text:style-name="P39">Marshaller.</text:p>
        </text:list-item>
      </text:list>
      <text:p text:style-name="P37"/>
      <text:p text:style-name="P33">Marshaller m = contexto.createMarshaller();</text:p>
      <text:p text:style-name="P33"/>
      <text:p text:style-name="P33">m.setProperty(Marshaller.JAXB_FORMATTED_OUTPUT, Boolean.TRUE);</text:p>
      <text:p text:style-name="P33"/>
      <text:p text:style-name="P33">m.marshal(s1, new FileWriter("socio1.xml"));</text:p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0:48:11.859000000</meta:creation-date>
    <meta:editing-duration>PT1H21M34S</meta:editing-duration>
    <meta:editing-cycles>5</meta:editing-cycles>
    <meta:generator>LibreOffice/7.3.7.2$Linux_X86_64 LibreOffice_project/30$Build-2</meta:generator>
    <dc:date>2024-04-25T17:05:04.731535497</dc:date>
    <meta:document-statistic meta:table-count="0" meta:image-count="0" meta:object-count="0" meta:page-count="4" meta:paragraph-count="67" meta:word-count="542" meta:character-count="3578" meta:non-whitespace-character-count="3038"/>
  </office:meta>
</office:document-meta>
</file>